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7222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12092a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2092a" officeooo:paragraph-rsid="0012092a"/>
    </style:style>
    <style:style style:name="P15" style:family="paragraph" style:parent-style-name="List_20_Paragraph" style:list-style-name="WWNum12">
      <style:text-properties style:font-name="Calibri1" officeooo:paragraph-rsid="0012092a"/>
    </style:style>
    <style:style style:name="P16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2092a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0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f0850" officeooo:paragraph-rsid="001f0850" style:font-size-asian="7pt" style:font-size-complex="7pt"/>
    </style:style>
    <style:style style:name="P2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5d8a4" officeooo:paragraph-rsid="0015d8a4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P31" style:family="paragraph" style:parent-style-name="Standard">
      <style:paragraph-properties fo:line-height="115%" fo:orphans="0" fo:widows="0"/>
      <style:text-properties style:font-name="Calibri1" fo:font-size="7pt" officeooo:rsid="00217745" officeooo:paragraph-rsid="00217745" style:font-size-asian="7pt" style:font-size-complex="7pt"/>
    </style:style>
    <style:style style:name="T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2092a"/>
    </style:style>
    <style:style style:name="T4" style:family="text">
      <style:text-properties officeooo:rsid="0017aab5"/>
    </style:style>
    <style:style style:name="T5" style:family="text">
      <style:text-properties officeooo:rsid="0020a7a8"/>
    </style:style>
    <style:style style:name="T6" style:family="text">
      <style:text-properties officeooo:rsid="002164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leport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Teleporter</text:p>
          </table:table-cell>
          <table:table-cell table:style-name="Table1.A1" office:value-type="string">
            <text:p text:style-name="P12">MR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RW+4</text:p>
          </table:table-cell>
          <table:table-cell table:style-name="Table1.A1" office:value-type="string">
            <text:p text:style-name="P12">RW+3</text:p>
          </table:table-cell>
          <table:table-cell table:style-name="Table1.A1" office:value-type="string">
            <text:p text:style-name="P12">PW+1</text:p>
          </table:table-cell>
        </table:table-row>
        <table:table-row table:style-name="Table1.1">
          <table:table-cell table:style-name="Table1.A1" office:value-type="string">
            <text:p text:style-name="P12">Touchy</text:p>
          </table:table-cell>
          <table:table-cell table:style-name="Table1.A1" office:value-type="string">
            <text:p text:style-name="P12">SW+3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W+1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CP+1</text:p>
          </table:table-cell>
        </table:table-row>
      </table:table>
      <text:p text:style-name="P10"/>
      <text:p text:style-name="P11">Special Mechanics</text:p>
      <text:list text:style-name="WWNum12">
        <text:list-item>
          <text:p text:style-name="P15"><text:span text:style-name="T1">Teleportation</text:span><text:span text:style-name="T2"> – Teleportation to a spot you can see requires no to-hit check. However, teleporting blind requires a to-hit check using the hero’s Shoot skill. The defense of the destination is 14, and there is a range modifier of 8/.</text:span></text:p>
        </text:list-item>
      </text:list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2">Blink</text:p>
          </table:table-cell>
          <table:table-cell table:style-name="Table2.A1" office:value-type="string">
            <text:p text:style-name="P1">Buff, Toggle, Self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2916692026" text:style-name="WWNum2">
              <text:list-item>
                <text:p text:style-name="P25">Dodge (2)</text:p>
              </text:list-item>
              <text:list-item>
                <text:p text:style-name="P25">Strike (2)</text:p>
              </text:list-item>
            </text:list>
          </table:table-cell>
          <table:table-cell table:style-name="Table2.A1" office:value-type="string">
            <text:list xml:id="list183234349066751" text:continue-numbering="true" text:style-name="WWNum2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Bonus Dod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183234227558739" text:continue-numbering="true" text:style-name="WWNum2">
              <text:list-item>
                <text:p text:style-name="P25">Bonus Dodge (1)</text:p>
              </text:list-item>
            </text:list>
          </table:table-cell>
          <table:table-cell table:style-name="Table2.A1" office:value-type="string">
            <text:list xml:id="list183233969353850" text:continue-numbering="true" text:style-name="WWNum2">
              <text:list-item>
                <text:p text:style-name="P19">Bonus 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Dive for Cover</text:p>
          </table:table-cell>
          <table:table-cell table:style-name="Table2.A1" office:value-type="string">
            <text:p text:style-name="P2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list xml:id="list183234343610727" text:continue-numbering="true" text:style-name="WWNum2">
              <text:list-item>
                <text:p text:style-name="P25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83234684978424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Loop</text:p>
          </table:table-cell>
          <table:table-cell table:style-name="Table2.A1" office:value-type="string">
            <text:p text:style-name="P2">Attack, Ranged, One Target, Toggle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6/2</text:p>
          </table:table-cell>
          <table:table-cell table:style-name="Table2.A1" office:value-type="string">
            <text:list xml:id="list183234076248701" text:continue-numbering="true" text:style-name="WWNum2">
              <text:list-item>
                <text:p text:style-name="P20">Immobilize</text:p>
              </text:list-item>
              <text:list-item>
                <text:p text:style-name="P20">While Immobilized: Impair (2)</text:p>
              </text:list-item>
              <text:list-item>
                <text:p text:style-name="P20">On Hit: Power must be maintained until escape with Burn 2</text:p>
              </text:list-item>
              <text:list-item>
                <text:p text:style-name="P20">On Escape: Damage (2d6/round) (Physical, Falling, Smashing)</text:p>
              </text:list-item>
            </text:list>
          </table:table-cell>
          <table:table-cell table:style-name="Table2.A1" office:value-type="string">
            <text:list xml:id="list1766789671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Shield</text:p>
          </table:table-cell>
          <table:table-cell table:style-name="Table2.A1" office:value-type="string">
            <text:p text:style-name="P2">Toggle</text:p>
          </table:table-cell>
          <table:table-cell table:style-name="Table2.A1" office:value-type="string">
            <text:p text:style-name="P1"><text:span text:style-name="T3">2</text:span>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83235738496396" text:continue-list="list183234076248701" text:style-name="WWNum2">
              <text:list-item>
                <text:p text:style-name="P25">Deflect (3) (All)</text:p>
              </text:list-item>
              <text:list-item>
                <text:p text:style-name="P25">Deflected attacks hit 1d6 hexes away in a random direction, hitting anyone in the new target hex if the deflector makes a Shoot roll</text:p>
              </text:list-item>
            </text:list>
          </table:table-cell>
          <table:table-cell table:style-name="Table2.A1" office:value-type="string">
            <text:list xml:id="list183234669065150" text:continue-list="list1766789671" text:style-name="WWNum1">
              <text:list-item>
                <text:p text:style-name="P18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Proc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it and Run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83235025604403" text:continue-list="list183235738496396" text:style-name="WWNum2">
              <text:list-item>
                <text:p text:style-name="P26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83235828476740" text:continue-numbering="true" text:style-name="WWNum2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Improved Disengag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83234187630862" text:continue-list="list183234669065150" text:style-name="WWNum1">
              <text:list-item>
                <text:p text:style-name="P27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83233941047847" text:continue-numbering="true" text:style-name="WWNum1">
              <text:list-item>
                <text:p text:style-name="P17">Disengaged – You get +2 defense when you disengage / x1 / -- / 20P</text:p>
              </text:list-item>
              <text:list-item>
                <text:p text:style-name="P17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Invasive Teleport</text:p>
          </table:table-cell>
          <table:table-cell table:style-name="Table2.A9" office:value-type="string">
            <text:p text:style-name="P4">Attack, Touch, One Target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6</text:p>
          </table:table-cell>
          <table:table-cell table:style-name="Table2.A9" office:value-type="string">
            <text:list xml:id="list183234164863827" text:continue-list="list183235828476740" text:style-name="WWNum2">
              <text:list-item>
                <text:p text:style-name="P26">Damage (2d12) (Penetrating, Physical)</text:p>
              </text:list-item>
              <text:list-item>
                <text:p text:style-name="P26">Knock (<text:span text:style-name="T6">3</text:span>)</text:p>
              </text:list-item>
              <text:list-item>
                <text:p text:style-name="P26">Extra Knock (1)</text:p>
              </text:list-item>
              <text:list-item>
                <text:p text:style-name="P26">You take ½ damage</text:p>
              </text:list-item>
            </text:list>
          </table:table-cell>
          <table:table-cell table:style-name="Table2.A9" office:value-type="string">
            <text:list xml:id="list183235004714792" text:continue-list="list183233941047847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Dissolve +3 / x3 / -- / 10P</text:p>
              </text:list-item>
              <text:list-item>
                <text:p text:style-name="P17">Dmg Die / x2 / +1B / <text:span text:style-name="T5">2</text:span>0P</text:p>
              </text:list-item>
              <text:list-item>
                <text:p text:style-name="P17">Dmg Die / x2 / -2A / <text:span text:style-name="T5">2</text:span>0P</text:p>
              </text:list-item>
              <text:list-item>
                <text:p text:style-name="P17">Knock +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ass Teleport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83234100147440" text:continue-list="list183234164863827" text:style-name="WWNum2">
              <text:list-item>
                <text:p text:style-name="P26">Teleport (40)</text:p>
              </text:list-item>
              <text:list-item>
                <text:p text:style-name="P26">Passengers (10)</text:p>
              </text:list-item>
              <text:list-item>
                <text:p text:style-name="P26">Overland (½)</text:p>
              </text:list-item>
              <text:list-item>
                <text:p text:style-name="P26">On Move End: Character and passengers are Stunned (Power, Toughness)</text:p>
              </text:list-item>
            </text:list>
          </table:table-cell>
          <table:table-cell table:style-name="Table2.A1" office:value-type="string">
            <text:list xml:id="list183234035960425" text:continue-list="list183235004714792" text:style-name="WWNum1">
              <text:list-item>
                <text:p text:style-name="P17">Distance x2 / x5 / -- / 10P</text:p>
              </text:list-item>
              <text:list-item>
                <text:p text:style-name="P17">Targets x2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emorized Destinations</text:p>
          </table:table-cell>
          <table:table-cell table:style-name="Table2.A1" office:value-type="string">
            <text:p text:style-name="P4">Adder, Movemen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83235105636823" text:continue-list="list183234100147440" text:style-name="WWNum2">
              <text:list-item>
                <text:p text:style-name="P26">You memorize a destination and can teleport to it using either Mass Teleport, or Teleport Self</text:p>
              </text:list-item>
              <text:list-item>
                <text:p text:style-name="P26">Range (1000 KM)</text:p>
              </text:list-item>
            </text:list>
          </table:table-cell>
          <table:table-cell table:style-name="Table2.A1" office:value-type="string">
            <text:list xml:id="list183234055299704" text:continue-list="list183234035960425" text:style-name="WWNum1">
              <text:list-item>
                <text:p text:style-name="P17">Location +1 / x100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sonance</text:p>
          </table:table-cell>
          <table:table-cell table:style-name="Table2.A1" office:value-type="string">
            <text:p text:style-name="P4">Adder, <text:span text:style-name="T4">Melee</text:span>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83235260699605" text:continue-list="list183235105636823" text:style-name="WWNum2">
              <text:list-item>
                <text:p text:style-name="P28">Affects Desolid</text:p>
              </text:list-item>
              <text:list-item>
                <text:p text:style-name="P28">Blocks Teleportation</text:p>
              </text:list-item>
            </text:list>
          </table:table-cell>
          <table:table-cell table:style-name="Table2.A1" office:value-type="string">
            <text:list xml:id="list183235354956488" text:continue-numbering="true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fty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83234067861339" text:continue-numbering="true" text:style-name="WWNum2">
              <text:list-item>
                <text:p text:style-name="P29">Spend an energy to take a one hex move at any time</text:p>
              </text:list-item>
            </text:list>
          </table:table-cell>
          <table:table-cell table:style-name="Table2.A1" office:value-type="string">
            <text:list xml:id="list183235041203662" text:continue-list="list183234055299704" text:style-name="WWNum1">
              <text:list-item>
                <text:p text:style-name="P17">Improved – Move becomes ½ <text:soft-page-break/>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mmering Door</text:p>
          </table:table-cell>
          <table:table-cell table:style-name="Table2.A1" office:value-type="string">
            <text:p text:style-name="P5">Utility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M</text:p>
          </table:table-cell>
          <table:table-cell table:style-name="Table2.A1" office:value-type="string">
            <text:list xml:id="list183235678936018" text:continue-list="list183234067861339" text:style-name="WWNum2">
              <text:list-item>
                <text:p text:style-name="P29">Range (20)</text:p>
              </text:list-item>
              <text:list-item>
                <text:p text:style-name="P29">Creates two portals through which you could fit a large truck</text:p>
              </text:list-item>
              <text:list-item>
                <text:p text:style-name="P29">The hexes where the portals are located are considered adjacent</text:p>
              </text:list-item>
              <text:list-item>
                <text:p text:style-name="P29">Accuracy (-2) for everyone but you attacking through the portals</text:p>
              </text:list-item>
            </text:list>
          </table:table-cell>
          <table:table-cell table:style-name="Table2.A1" office:value-type="string">
            <text:list xml:id="list183235677465776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Tactical Teleport</text:p>
          </table:table-cell>
          <table:table-cell table:style-name="Table2.A1" office:value-type="string">
            <text:p text:style-name="P5">Movement, Half Action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83234487534601" text:continue-numbering="true" text:style-name="WWNum2">
              <text:list-item>
                <text:p text:style-name="P29">Teleport (15)</text:p>
              </text:list-item>
              <text:list-item>
                <text:p text:style-name="P29">Overland (1)</text:p>
              </text:list-item>
            </text:list>
          </table:table-cell>
          <table:table-cell table:style-name="Table2.A1" office:value-type="string">
            <text:list xml:id="list183234267128769" text:continue-list="list183235041203662" text:style-name="WWNum1">
              <text:list-item>
                <text:p text:style-name="P17">Burn -1 / x3 / -- / 10P</text:p>
              </text:list-item>
              <text:list-item>
                <text:p text:style-name="P17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Object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list xml:id="list183234169578294" text:continue-list="list183234487534601" text:style-name="WWNum2">
              <text:list-item>
                <text:p text:style-name="P30">Range Band (4)</text:p>
              </text:list-item>
              <text:list-item>
                <text:p text:style-name="P30">Teleport one object up to 20 hexes from its current location</text:p>
              </text:list-item>
              <text:list-item>
                <text:p text:style-name="P30">Your Power determines how much mass you can move</text:p>
              </text:list-item>
              <text:list-item>
                <text:p text:style-name="P30">Taking an object from someone requires hitting the holder of the object with Accuracy (-4)</text:p>
              </text:list-item>
              <text:list-item>
                <text:p text:style-name="P30">Dropping an object on someone requires a to-hit roll with Accuracy (-2) and does up to Damage (3d12) (Physical) depending on the GM’s discretion</text:p>
              </text:list-item>
            </text:list>
          </table:table-cell>
          <table:table-cell table:style-name="Table2.A1" office:value-type="string">
            <text:list xml:id="list183234117475315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Self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83235622233280" text:continue-numbering="true" text:style-name="WWNum2">
              <text:list-item>
                <text:p text:style-name="P30">Teleport (80)</text:p>
              </text:list-item>
              <text:list-item>
                <text:p text:style-name="P30">On Move End: You are Stunned (Power, Toughness)</text:p>
              </text:list-item>
              <text:list-item>
                <text:p text:style-name="P30">Overland (1/2)</text:p>
              </text:list-item>
            </text:list>
          </table:table-cell>
          <table:table-cell table:style-name="Table2.A1" office:value-type="string">
            <text:list xml:id="list183234179888103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ouch and Go</text:p>
          </table:table-cell>
          <table:table-cell table:style-name="Table2.A1" office:value-type="string">
            <text:p text:style-name="P6">Attack, Touch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list xml:id="list183234849531200" text:continue-list="list183234267128769" text:style-name="WWNum1">
              <text:list-item>
                <text:p text:style-name="P27">Make a move up to ½ your Tactical Teleport distance and end up adjacent to an opponent</text:p>
              </text:list-item>
              <text:list-item>
                <text:p text:style-name="P27">Touch your opponent and then make another move up to ½ your Tactical Teleport</text:p>
              </text:list-item>
              <text:list-item>
                <text:p text:style-name="P27">Both you and your target end up at that final position</text:p>
              </text:list-item>
              <text:list-item>
                <text:p text:style-name="P27">Alternately, if you start your turn adjacent to your target, you can teleport him with your first ½ move, and use the second to teleport away</text:p>
              </text:list-item>
              <text:list-item>
                <text:p text:style-name="P27">Touch attack – cannot be blocked by weapons or shield</text:p>
              </text:list-item>
            </text:list>
          </table:table-cell>
          <table:table-cell table:style-name="Table2.A1" office:value-type="string">
            <text:list xml:id="list183234148409698" text:continue-list="list183234179888103" text:style-name="WWNum2">
              <text:list-item>
                <text:p text:style-name="P24">Non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7</meta:editing-cycles>
    <meta:creation-date>2022-06-06T19:36:00</meta:creation-date>
    <dc:date>2023-09-23T18:32:33.641000000</dc:date>
    <meta:editing-duration>PT4H43M4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9" meta:word-count="796" meta:character-count="3674" meta:non-whitespace-character-count="3118"/>
    <meta:user-defined meta:name="AppVersion">16.0000</meta:user-defined>
    <meta:template xlink:type="simple" xlink:actuate="onRequest" xlink:title="Normal.dotm" xlink:href=""/>
  </office:meta>
</office:document-meta>
</file>